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825cm" svg:x="1.4cm" svg:y="4.805cm" presentation:class="title" presentation:user-transformed="true">
          <draw:text-box>
            <text:p>Bringing Bayes’ Back:<text:line-break/>How I Learned to Stop Worrying and Love my Re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presentation:style-name="pr4" draw:layer="layout" svg:width="12.297cm" svg:height="14.071cm" svg:x="1.4cm" svg:y="4.914cm" presentation:class="outline" presentation:placeholder="true">
          <draw:text-box/>
        </draw:frame>
        <draw:frame presentation:style-name="pr4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1:25:08.628974795</meta:creation-date>
    <meta:editing-duration>PT1M25S</meta:editing-duration>
    <meta:editing-cycles>2</meta:editing-cycles>
    <meta:generator>LibreOffice/6.1.2.1$Linux_X86_64 LibreOffice_project/04740d4bf6b193367aa9e036c817573dfc3cad4a</meta:generator>
    <dc:title>Pencil</dc:title>
    <dc:date>2018-10-04T21:26:33.428936441</dc:date>
    <meta:document-statistic meta:object-count="41"/>
  </office:meta>
</office:document-meta>
</file>